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Colum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De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setColumn1( String colum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Colum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Column3( Short colum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DeserializerTest.test_intege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ortFieldDeserializerTest.f_test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